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fill-color="#000000" draw:textarea-horizontal-align="justify" draw:textarea-vertical-align="middle" draw:auto-grow-height="false" fo:min-height="2.736cm" fo:min-width="14.807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.2cm" draw:marker-end-width="0.2cm" draw:fill="none" draw:fill-color="#000000" draw:textarea-horizontal-align="justify" draw:textarea-vertical-align="middle" draw:auto-grow-height="false" fo:min-height="2.736cm" fo:min-width="14.799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min-height="5.788cm" fo:min-width="14.807cm" fo:padding-top="0.125cm" fo:padding-bottom="0.125cm" fo:padding-left="0.25cm" fo:padding-right="0.25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4.237cm" fo:min-width="0.30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3333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4.203cm" fo:min-width="0.271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81cm" svg:stroke-color="#3333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fill="none" draw:textarea-vertical-align="middle" draw:auto-grow-height="false" fo:min-height="1.767cm" fo:min-width="0cm"/>
    </style:style>
    <style:style style:name="gr9" style:family="graphic" style:parent-style-name="standard">
      <style:graphic-properties draw:fill="none" draw:textarea-vertical-align="middle" draw:auto-grow-height="false" fo:min-height="1.788cm" fo:min-width="0cm"/>
    </style:style>
    <style:style style:name="gr10" style:family="graphic" style:parent-style-name="standard">
      <style:graphic-properties draw:stroke="none" svg:stroke-color="#000000" draw:fill="none" draw:fill-color="#ffffff" fo:min-height="0.976cm"/>
    </style:style>
    <style:style style:name="gr11" style:family="graphic" style:parent-style-name="standard">
      <style:graphic-properties draw:stroke="none" svg:stroke-color="#000000" draw:fill="none" draw:fill-color="#ffffff" fo:min-height="0.931cm"/>
    </style:style>
    <style:style style:name="gr12" style:family="graphic" style:parent-style-name="standard">
      <style:graphic-properties draw:stroke="none" svg:stroke-color="#000000" draw:fill="none" draw:fill-color="#ffffff" fo:min-height="0.663cm"/>
    </style:style>
    <style:style style:name="gr13" style:family="graphic" style:parent-style-name="standard">
      <style:graphic-properties draw:stroke="none" svg:stroke-color="#000000" draw:fill="none" draw:fill-color="#ffffff" fo:min-height="0.73cm"/>
    </style:style>
    <style:style style:name="gr14" style:family="graphic" style:parent-style-name="standard">
      <style:graphic-properties draw:stroke="none" draw:fill-color="#c5000b" draw:textarea-horizontal-align="justify" draw:textarea-vertical-align="middle" draw:auto-grow-height="false" fo:min-height="1.725cm" fo:min-width="0cm"/>
    </style:style>
    <style:style style:name="gr15" style:family="graphic" style:parent-style-name="standard">
      <style:graphic-properties draw:stroke="none" svg:stroke-color="#000000" draw:fill="none" draw:fill-color="#ffffff" fo:min-height="1.258cm"/>
    </style:style>
    <style:style style:name="gr16" style:family="graphic" style:parent-style-name="standard">
      <style:graphic-properties draw:stroke="none" svg:stroke-color="#000000" draw:fill="none" draw:fill-color="#ffffff" fo:min-height="0.819cm"/>
    </style:style>
    <style:style style:name="gr17" style:family="graphic" style:parent-style-name="standard">
      <style:graphic-properties draw:stroke="none" svg:stroke-color="#000000" draw:fill="none" draw:fill-color="#ffffff" fo:min-height="1.578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c5000b"/>
      <style:paragraph-properties fo:text-align="center"/>
    </style:style>
    <style:style style:name="P8" style:family="paragraph">
      <style:paragraph-properties fo:text-align="center" style:writing-mode="lr-tb"/>
      <style:text-properties fo:font-size="32pt" fo:font-weight="bold" style:font-size-asian="18pt" style:font-size-complex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18pt" style:font-size-complex="18pt"/>
    </style:style>
    <style:style style:name="P10" style:family="paragraph"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12" style:family="paragraph">
      <style:text-properties fo:color="#3333ff"/>
    </style:style>
    <style:style style:name="P13" style:family="paragraph">
      <loext:graphic-properties draw:fill="none" draw:fill-color="#ffffff"/>
      <style:text-properties fo:color="#3333ff"/>
    </style:style>
    <style:style style:name="P14" style:family="paragraph">
      <style:paragraph-properties fo:text-align="start" style:writing-mode="lr-tb"/>
      <style:text-properties fo:color="#c5000b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c5000b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color="#3333ff"/>
    </style:style>
    <style:style style:name="T4" style:family="text">
      <style:text-properties fo:color="#c5000b" fo:language="nds" fo:country="DE"/>
    </style:style>
    <style:style style:name="T5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307cm" svg:height="2.986cm" svg:x="3.021cm" svg:y="4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99cm" svg:height="2.986cm" svg:x="3.007cm" svg:y="13.0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307cm" svg:height="6.038cm" svg:x="3.03cm" svg:y="6.9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05cm" svg:height="4.487cm" svg:x="3.032cm" svg:y="6.0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3.296cm" svg:y="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05cm" svg:height="4.487cm" svg:x="3.778cm" svg:y="6.0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4.042cm" svg:y="8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4.58cm" svg:y="6.0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4.844cm" svg:y="8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5.404cm" svg:y="6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5.668cm" svg:y="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6.207cm" svg:y="6.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6.471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7.008cm" svg:y="6.2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7.272cm" svg:y="8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7.833cm" svg:y="6.4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8.097cm" svg:y="8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8.636cm" svg:y="6.6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8.9cm" svg:y="8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9.46cm" svg:y="7.0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9.724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10.239cm" svg:y="7.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10.503cm" svg:y="9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11.041cm" svg:y="8.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11.30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11.866cm" svg:y="8.9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12.13cm" svg:y="11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12.69cm" svg:y="9.2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12.954cm" svg:y="11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13.515cm" svg:y="9.5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13.779cm" svg:y="11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14.317cm" svg:y="9.6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14.581cm" svg:y="1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15.063cm" svg:y="9.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15.327cm" svg:y="1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15.877cm" svg:y="9.7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16.141cm" svg:y="11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16.701cm" svg:y="9.7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16.965cm" svg:y="11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805cm" svg:height="4.487cm" svg:x="17.525cm" svg:y="9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21cm" svg:height="0.321cm" svg:x="17.789cm" svg:y="11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485cm" svg:y1="8.23cm" svg:x2="18.301cm" svg:y2="11.998cm" svg:d="M3485 8230c11112 0 3704 3768 14816 3768" svg:viewBox="0 0 14817 3769">
          <text:p/>
        </draw:connector>
        <draw:custom-shape draw:style-name="gr6" draw:text-style-name="P3" draw:layer="layout" svg:width="0.805cm" svg:height="4.487cm" svg:x="3.008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3.754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4.556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5.38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6.183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6.984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7.809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8.612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9.436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10.215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11.017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11.842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12.666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13.491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14.293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15.039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15.853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16.677cm" svg:y="19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5cm" svg:height="4.487cm" svg:x="17.501cm" svg:y="19.9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57cm" svg:height="2.127cm" svg:x="2.361cm" svg:y="6.016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5" draw:layer="layout" svg:width="0.357cm" svg:height="2.15cm" svg:x="2.339cm" svg:y="8.367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6" draw:layer="layout" svg:width="10.428cm" svg:height="1.226cm" svg:x="5.347cm" svg:y="4.568cm">
          <draw:text-box>
            <text:p>padding (add vertical space on top)</text:p>
          </draw:text-box>
        </draw:frame>
        <draw:frame draw:style-name="gr11" draw:text-style-name="P6" draw:layer="layout" svg:width="12.499cm" svg:height="1.181cm" svg:x="4.478cm" svg:y="14.55cm">
          <draw:text-box>
            <text:p>padding (add vertical space at the bottom)</text:p>
          </draw:text-box>
        </draw:frame>
        <draw:frame draw:style-name="gr12" draw:text-style-name="P6" draw:layer="layout" svg:width="0.869cm" svg:height="0.962cm" svg:x="1.737cm" svg:y="6.64cm">
          <draw:text-box>
            <text:p>r</text:p>
          </draw:text-box>
        </draw:frame>
        <draw:frame draw:style-name="gr13" draw:text-style-name="P6" draw:layer="layout" svg:width="0.869cm" svg:height="0.98cm" svg:x="1.715cm" svg:y="8.935cm">
          <draw:text-box>
            <text:p>r</text:p>
          </draw:text-box>
        </draw:frame>
        <draw:custom-shape draw:style-name="gr14" draw:text-style-name="P7" draw:layer="layout" svg:width="1.27cm" svg:height="2.139cm" svg:x="10.405cm" svg:y="17.044cm">
          <text:p/>
          <draw:enhanced-geometry svg:viewBox="0 0 21600 21600" draw:text-areas="?f0 0 ?f2 ?f5" draw:type="down-arrow" draw:modifiers="16630.3843177715 7188.670338316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9" draw:layer="layout" svg:width="15.017cm" svg:height="1.508cm" svg:x="3.03cm" svg:y="1.137cm">
          <draw:text-box>
            <text:p text:style-name="P8"><text:span text:style-name="T1">Dewarping a text line</text:span></text:p>
          </draw:text-box>
        </draw:frame>
        <draw:frame draw:style-name="gr10" draw:text-style-name="P11" draw:layer="layout" svg:width="3.253cm" svg:height="1.226cm" svg:x="13.279cm" svg:y="8.311cm">
          <draw:text-box>
            <text:p text:style-name="P10"><text:span text:style-name="T2">Text line</text:span></text:p>
          </draw:text-box>
        </draw:frame>
        <draw:frame draw:style-name="gr16" draw:text-style-name="P13" draw:layer="layout" svg:width="4.367cm" svg:height="1.069cm" svg:x="4.791cm" svg:y="8.802cm">
          <draw:text-box>
            <text:p text:style-name="P12"><text:span text:style-name="T3">center curve</text:span></text:p>
          </draw:text-box>
        </draw:frame>
        <draw:frame draw:style-name="gr17" draw:text-style-name="P15" draw:layer="layout" svg:width="5.77cm" svg:height="1.828cm" svg:x="12.01cm" svg:y="17.111cm">
          <draw:text-box>
            <text:p text:style-name="P14"><text:span text:style-name="T4">dewarp</text:span></text:p>
            <text:p text:style-name="P14"><text:span text:style-name="T5">(ocrolib/lineest.p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5T20:07:00.260000000</meta:creation-date>
    <dc:date>2017-04-25T22:25:36.256000000</dc:date>
    <meta:editing-duration>PT5M2S</meta:editing-duration>
    <meta:editing-cycles>2</meta:editing-cycles>
    <meta:generator>LibreOffice/5.2.5.1$Windows_X86_64 LibreOffice_project/0312e1a284a7d50ca85a365c316c7abbf20a4d22</meta:generator>
    <meta:document-statistic meta:object-count="72"/>
  </office:meta>
</office:document-meta>
</file>